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3.3465in" style:rel-column-width="32767*"/>
    </style:style>
    <style:style style:name="表格1.B" style:family="table-column">
      <style:table-column-properties style:column-width="3.3465in" style:rel-column-width="32768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B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64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教学结果评价</text:p>
      <text:p text:style-name="Standard"/>
      <text:p text:style-name="Standard"/>
      <text:p text:style-name="Standard">课程： <text:s text:c="71"/>日期：</text:p>
      <text:p text:style-name="Standard">学生人数：</text:p>
      <text:p text:style-name="Standard"/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项目</text:p>
          </table:table-cell>
          <table:table-cell table:style-name="表格1.B1" office:value-type="string">
            <text:p text:style-name="Table_20_Contents">内容</text:p>
          </table:table-cell>
        </table:table-row>
        <table:table-row>
          <table:table-cell table:style-name="表格1.A2" office:value-type="string">
            <text:p text:style-name="Table_20_Contents">课程趣味性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课程合理性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课程进度</text:p>
          </table:table-cell>
          <table:table-cell table:style-name="表格1.B2" office:value-type="string">
            <text:p text:style-name="Table_20_Contents">慢/快/适宜</text:p>
          </table:table-cell>
        </table:table-row>
        <table:table-row>
          <table:table-cell table:style-name="表格1.A2" office:value-type="string">
            <text:p text:style-name="P1">课程延展性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1"/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学生多数问题</text:p>
          </table:table-cell>
          <table:table-cell table:style-name="表格1.B2" office:value-type="string">
            <text:p text:style-name="Table_20_Contents">1. </text:p>
            <text:p text:style-name="Table_20_Contents">2.</text:p>
            <text:p text:style-name="Table_20_Contents">3. </text:p>
          </table:table-cell>
        </table:table-row>
        <table:table-row>
          <table:table-cell table:style-name="表格1.A2" office:value-type="string">
            <text:p text:style-name="Table_20_Contents">学生兴趣爱好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学生关注事务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学生互动性</text:p>
          </table:table-cell>
          <table:table-cell table:style-name="表格1.B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学生积极性</text:p>
          </table:table-cell>
          <table:table-cell table:style-name="表格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1T21:01:21.029000000</dc:date>
    <meta:editing-duration>PT2M52S</meta:editing-duration>
    <meta:editing-cycles>3</meta:editing-cycles>
    <meta:document-statistic meta:table-count="1" meta:image-count="0" meta:object-count="0" meta:page-count="1" meta:paragraph-count="18" meta:word-count="77" meta:character-count="154" meta:non-whitespace-character-count="80"/>
  </office:meta>
</office:document-meta>
</file>